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Arial" svg:font-family="Arial" style:font-family-generic="roman" style:font-pitch="variable"/>
    <style:font-face style:name="Century Schoolbook L" svg:font-family="'Century Schoolbook L'" style:font-family-generic="roman" style:font-pitch="variable"/>
    <style:font-face style:name="DejaVu Serif" svg:font-family="'DejaVu Serif'" style:font-family-generic="roman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text-align="justify" style:justify-single-word="false"/>
      <style:text-properties style:font-name="DejaVu Serif"/>
    </style:style>
    <style:style style:name="P2" style:family="paragraph" style:parent-style-name="Standard">
      <style:paragraph-properties fo:margin-top="0in" fo:margin-bottom="0in" style:contextual-spacing="false" fo:text-align="center" style:justify-single-word="false"/>
      <style:text-properties style:font-name="DejaVu Serif" fo:font-size="16pt" fo:font-weight="bold" officeooo:paragraph-rsid="002852f2" style:font-size-asian="16pt" style:font-weight-asian="bold" style:font-size-complex="16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DejaVu Serif" fo:font-weight="bold" officeooo:paragraph-rsid="002852f2" style:font-weight-asian="bold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DejaVu Serif" fo:font-weight="bold" officeooo:rsid="001ccb59" officeooo:paragraph-rsid="002852f2" style:font-weight-asian="bold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style:font-name="DejaVu Serif" fo:font-size="18pt" fo:font-weight="bold" officeooo:rsid="001ba9c2" officeooo:paragraph-rsid="002852f2" style:font-size-asian="18pt" style:font-weight-asian="bold" style:font-size-complex="18pt" style:font-weight-complex="bold"/>
    </style:style>
    <style:style style:name="P6" style:family="paragraph" style:parent-style-name="Standard" style:list-style-name="WWNum1">
      <style:paragraph-properties fo:margin-left="0.1252in" fo:margin-right="0in" fo:margin-top="0in" fo:margin-bottom="0.139in" style:contextual-spacing="false" fo:line-height="100%" fo:text-align="justify" style:justify-single-word="false" fo:text-indent="0in" style:auto-text-indent="false"/>
      <style:text-properties style:font-name="DejaVu Serif" fo:font-weight="bold" style:font-weight-asian="bold"/>
    </style:style>
    <style:style style:name="P7" style:family="paragraph" style:parent-style-name="Standard" style:list-style-name="WWNum1">
      <style:paragraph-properties fo:margin-left="0.1252in" fo:margin-right="0in" fo:margin-top="0in" fo:margin-bottom="0.139in" style:contextual-spacing="false" fo:line-height="100%" fo:text-align="justify" style:justify-single-word="false" fo:text-indent="0in" style:auto-text-indent="false"/>
      <style:text-properties style:font-name="DejaVu Serif" fo:font-weight="bold" officeooo:paragraph-rsid="0016d50c" style:font-weight-asian="bold"/>
    </style:style>
    <style:style style:name="P8" style:family="paragraph" style:parent-style-name="Standard" style:list-style-name="WWNum1">
      <style:paragraph-properties fo:margin-left="0.1252in" fo:margin-right="0in" fo:margin-top="0in" fo:margin-bottom="0.139in" style:contextual-spacing="false" fo:line-height="100%" fo:text-align="justify" style:justify-single-word="false" fo:text-indent="0in" style:auto-text-indent="false"/>
      <style:text-properties style:font-name="DejaVu Serif" fo:font-weight="bold" officeooo:rsid="0016d50c" officeooo:paragraph-rsid="00193bb9" style:font-weight-asian="bold"/>
    </style:style>
    <style:style style:name="P9" style:family="paragraph" style:parent-style-name="Standard" style:list-style-name="WWNum1">
      <style:paragraph-properties fo:margin-left="0.1252in" fo:margin-right="0in" fo:margin-top="0in" fo:margin-bottom="0.139in" style:contextual-spacing="false" fo:line-height="100%" fo:text-align="justify" style:justify-single-word="false" fo:text-indent="0in" style:auto-text-indent="false"/>
      <style:text-properties style:font-name="DejaVu Serif" fo:font-weight="bold" officeooo:rsid="00175db9" officeooo:paragraph-rsid="00175db9" style:font-weight-asian="bold"/>
    </style:style>
    <style:style style:name="P10" style:family="paragraph" style:parent-style-name="Standard" style:list-style-name="WWNum1">
      <style:paragraph-properties fo:margin-left="0in" fo:margin-right="0in" fo:margin-top="0in" fo:margin-bottom="0.139in" style:contextual-spacing="true" fo:line-height="100%" fo:text-align="justify" style:justify-single-word="false" fo:text-indent="0in" style:auto-text-indent="false"/>
      <style:text-properties style:font-name="DejaVu Serif"/>
    </style:style>
    <style:style style:name="P11" style:family="paragraph" style:parent-style-name="Standard">
      <style:paragraph-properties fo:margin-left="0in" fo:margin-right="0in" fo:margin-top="0in" fo:margin-bottom="0.139in" style:contextual-spacing="false" fo:line-height="100%" fo:text-align="justify" style:justify-single-word="false" fo:text-indent="0in" style:auto-text-indent="false"/>
      <style:text-properties style:font-name="DejaVu Serif"/>
    </style:style>
    <style:style style:name="P12" style:family="paragraph" style:parent-style-name="Standard" style:list-style-name="WWNum1">
      <style:paragraph-properties fo:margin-left="0in" fo:margin-right="0in" fo:margin-top="0in" fo:margin-bottom="0.139in" style:contextual-spacing="false" fo:line-height="100%" fo:text-align="justify" style:justify-single-word="false" fo:text-indent="0in" style:auto-text-indent="false"/>
      <style:text-properties style:font-name="DejaVu Serif" officeooo:paragraph-rsid="0016d50c"/>
    </style:style>
    <style:style style:name="P13" style:family="paragraph" style:parent-style-name="Standard" style:list-style-name="WWNum1">
      <style:paragraph-properties fo:margin-left="0in" fo:margin-right="0in" fo:margin-top="0in" fo:margin-bottom="0.139in" style:contextual-spacing="false" fo:line-height="100%" fo:text-align="justify" style:justify-single-word="false" fo:text-indent="0in" style:auto-text-indent="false"/>
      <style:text-properties style:font-name="DejaVu Serif" officeooo:rsid="000e454b" officeooo:paragraph-rsid="0016d50c"/>
    </style:style>
    <style:style style:name="P14" style:family="paragraph" style:parent-style-name="Standard" style:list-style-name="WWNum1">
      <style:paragraph-properties fo:margin-left="0in" fo:margin-right="0in" fo:margin-top="0in" fo:margin-bottom="0.139in" style:contextual-spacing="false" fo:line-height="100%" fo:text-align="justify" style:justify-single-word="false" fo:text-indent="0in" style:auto-text-indent="false"/>
      <style:text-properties style:font-name="DejaVu Serif" officeooo:rsid="0015d976" officeooo:paragraph-rsid="00193bb9"/>
    </style:style>
    <style:style style:name="P15" style:family="paragraph" style:parent-style-name="Standard" style:list-style-name="WWNum1">
      <style:paragraph-properties fo:margin-left="0in" fo:margin-right="0in" fo:margin-top="0in" fo:margin-bottom="0.139in" style:contextual-spacing="false" fo:line-height="100%" fo:text-align="justify" style:justify-single-word="false" fo:text-indent="0in" style:auto-text-indent="false"/>
      <style:text-properties style:font-name="DejaVu Serif" fo:font-weight="normal" officeooo:rsid="0015d976" officeooo:paragraph-rsid="00193bb9" style:font-weight-asian="normal" style:font-weight-complex="normal"/>
    </style:style>
    <style:style style:name="P16" style:family="paragraph" style:parent-style-name="Standard">
      <style:paragraph-properties fo:margin-top="0in" fo:margin-bottom="0.139in" style:contextual-spacing="false" fo:line-height="100%" fo:text-align="justify" style:justify-single-word="false"/>
      <style:text-properties style:font-name="DejaVu Serif"/>
    </style:style>
    <style:style style:name="P17" style:family="paragraph" style:parent-style-name="Standard">
      <style:paragraph-properties fo:margin-top="0in" fo:margin-bottom="0.139in" style:contextual-spacing="false" fo:line-height="100%" fo:text-align="justify" style:justify-single-word="false"/>
      <style:text-properties style:font-name="DejaVu Serif" officeooo:paragraph-rsid="001f8908"/>
    </style:style>
    <style:style style:name="P18" style:family="paragraph" style:parent-style-name="Standard">
      <style:paragraph-properties fo:margin-top="0in" fo:margin-bottom="0.139in" style:contextual-spacing="false" fo:line-height="100%" fo:text-align="justify" style:justify-single-word="false"/>
      <style:text-properties style:font-name="DejaVu Serif" officeooo:rsid="001f8908" officeooo:paragraph-rsid="001f8908"/>
    </style:style>
    <style:style style:name="P19" style:family="paragraph" style:parent-style-name="Standard">
      <style:paragraph-properties fo:margin-top="0in" fo:margin-bottom="0.139in" style:contextual-spacing="false" fo:line-height="100%" fo:text-align="justify" style:justify-single-word="false"/>
      <style:text-properties style:font-name="DejaVu Serif" officeooo:rsid="001dcdd3" officeooo:paragraph-rsid="001dcdd3"/>
    </style:style>
    <style:style style:name="P20" style:family="paragraph" style:parent-style-name="Standard">
      <style:paragraph-properties fo:margin-top="0in" fo:margin-bottom="0.139in" style:contextual-spacing="false" fo:line-height="100%" fo:text-align="justify" style:justify-single-word="false"/>
      <style:text-properties style:font-name="DejaVu Serif" officeooo:rsid="001a7c5d" officeooo:paragraph-rsid="001c1ebd"/>
    </style:style>
    <style:style style:name="P21" style:family="paragraph" style:parent-style-name="Standard">
      <style:paragraph-properties fo:margin-top="0in" fo:margin-bottom="0.139in" style:contextual-spacing="false" fo:line-height="100%" fo:text-align="justify" style:justify-single-word="false"/>
      <style:text-properties style:font-name="DejaVu Serif" officeooo:rsid="00129aaa" officeooo:paragraph-rsid="00129aaa"/>
    </style:style>
    <style:style style:name="P22" style:family="paragraph" style:parent-style-name="Standard">
      <style:paragraph-properties fo:margin-left="1.5in" fo:margin-right="0in" fo:margin-top="0in" fo:margin-bottom="0.139in" style:contextual-spacing="false" fo:line-height="100%" fo:text-align="justify" style:justify-single-word="false" fo:text-indent="0in" style:auto-text-indent="false"/>
      <style:text-properties style:font-name="DejaVu Serif"/>
    </style:style>
    <style:style style:name="P23" style:family="paragraph" style:parent-style-name="Standard">
      <style:paragraph-properties fo:margin-left="1.5in" fo:margin-right="0in" fo:margin-top="0in" fo:margin-bottom="0.139in" style:contextual-spacing="false" fo:line-height="100%" fo:text-align="justify" style:justify-single-word="false" fo:text-indent="0.5in" style:auto-text-indent="false"/>
      <style:text-properties style:font-name="DejaVu Serif"/>
    </style:style>
    <style:style style:name="P24" style:family="paragraph" style:parent-style-name="Standard">
      <style:paragraph-properties fo:line-height="150%" fo:text-align="center" style:justify-single-word="false" fo:padding="0.0291in" fo:border-left="none" fo:border-right="none" fo:border-top="none" fo:border-bottom="0.99pt solid #000000" style:join-border="false"/>
      <style:text-properties style:font-name="DejaVu Serif" fo:font-weight="bold" officeooo:paragraph-rsid="002852f2" style:font-weight-asian="bold" style:font-weight-complex="bold"/>
    </style:style>
    <style:style style:name="P2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DejaVu Serif" fo:font-weight="bold" officeooo:paragraph-rsid="002852f2" style:font-weight-asian="bold" style:font-weight-complex="bold"/>
    </style:style>
    <style:style style:name="P26" style:family="paragraph" style:parent-style-name="Footer">
      <style:paragraph-properties fo:text-align="end" style:justify-single-word="false"/>
    </style:style>
    <style:style style:name="P27" style:family="paragraph" style:parent-style-name="Footer">
      <style:paragraph-properties fo:line-height="150%" fo:text-align="center" style:justify-single-word="false"/>
      <style:text-properties style:font-name="DejaVu Serif" fo:font-weight="normal" officeooo:rsid="004941ca" officeooo:paragraph-rsid="002852f2" style:font-weight-asian="normal" style:font-weight-complex="normal"/>
    </style:style>
    <style:style style:name="P28" style:family="paragraph" style:parent-style-name="Footer">
      <style:paragraph-properties fo:line-height="150%" fo:text-align="center" style:justify-single-word="false"/>
      <style:text-properties style:font-name="DejaVu Serif" fo:font-weight="bold" officeooo:rsid="004941ca" officeooo:paragraph-rsid="002852f2" style:font-weight-asian="bold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d3fe4" style:font-weight-asian="bold"/>
    </style:style>
    <style:style style:name="T3" style:family="text">
      <style:text-properties officeooo:rsid="000d3fe4"/>
    </style:style>
    <style:style style:name="T4" style:family="text">
      <style:text-properties officeooo:rsid="000e454b"/>
    </style:style>
    <style:style style:name="T5" style:family="text">
      <style:text-properties fo:font-weight="normal" officeooo:rsid="0014c1c7" style:font-weight-asian="normal" style:font-weight-complex="normal"/>
    </style:style>
    <style:style style:name="T6" style:family="text">
      <style:text-properties fo:font-weight="normal" officeooo:rsid="000e454b" style:font-weight-asian="normal" style:font-weight-complex="normal"/>
    </style:style>
    <style:style style:name="T7" style:family="text">
      <style:text-properties officeooo:rsid="00129aaa"/>
    </style:style>
    <style:style style:name="T8" style:family="text">
      <style:text-properties officeooo:rsid="001d58ce"/>
    </style:style>
    <style:style style:name="T9" style:family="text">
      <style:text-properties officeooo:rsid="002060dd"/>
    </style:style>
    <style:style style:name="T10" style:family="text">
      <style:text-properties officeooo:rsid="0023ac99"/>
    </style:style>
    <style:style style:name="T11" style:family="text">
      <style:text-properties officeooo:rsid="0024dc86"/>
    </style:style>
    <style:style style:name="T12" style:family="text">
      <style:text-properties style:font-name="DejaVu Serif" fo:font-size="16pt" officeooo:rsid="0024dc86" style:font-size-asian="16pt" style:font-size-complex="16pt"/>
    </style:style>
    <style:style style:name="T13" style:family="text">
      <style:text-properties style:font-name="DejaVu Serif" officeooo:rsid="0024dc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WORD SEARCH PUZZLE – <text:span text:style-name="T13">REQUIREMENTS</text:span></text:p>
      <text:p text:style-name="P24"/>
      <text:p text:style-name="P3"/>
      <text:p text:style-name="P27">Oscar GUILLÉN and Patricia REINOSO. </text:p>
      <text:p text:style-name="P27">Version 1. </text:p>
      <text:p text:style-name="P27">Date 17/02/2017</text:p>
      <text:p text:style-name="P28"/>
      <text:p text:style-name="P28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/>
      <text:p text:style-name="P1"><text:soft-page-break/></text:p>
      <text:p text:style-name="P1">The word search puzzle is a game that consists of words placed in a grid. The objective is to find all the words hidden inside the bo<text:span text:style-name="T3">ard</text:span>. </text:p>
      <text:p text:style-name="P1"/>
      <text:list xml:id="list8089322781231098305" text:style-name="WWNum1">
        <text:list-item>
          <text:p text:style-name="P6"><text:s/>Players</text:p>
        </text:list-item>
      </text:list>
      <text:p text:style-name="P11"><text:span text:style-name="T3">This is a single player game</text:span>.</text:p>
      <text:list xml:id="list112136572402223" text:continue-numbering="true" text:style-name="WWNum1">
        <text:list-item>
          <text:p text:style-name="P6"><text:s/>The words</text:p>
        </text:list-item>
      </text:list>
      <text:p text:style-name="P16">All the words on the board are related to a subject.</text:p>
      <text:p text:style-name="P16">The words may be placed horizontally <text:span text:style-name="T3">or </text:span>vertically.</text:p>
      <text:p text:style-name="P16">When the player finds a word, the player specifies it by writing on the command line the first and the last cell of the word.</text:p>
      <text:p text:style-name="P16">If a player finds a word that exists, but it is not on the list of words to find. The player is informed that the word is not on list.</text:p>
      <text:list xml:id="list112137547052025" text:continue-numbering="true" text:style-name="WWNum1">
        <text:list-item>
          <text:p text:style-name="P6"><text:s/>The board</text:p>
        </text:list-item>
      </text:list>
      <text:p text:style-name="P16">The board has <text:span text:style-name="T3">maximum N </text:span>rows and <text:span text:style-name="T3">N</text:span> columns <text:span text:style-name="T10">(N &gt; 3)</text:span>. </text:p>
      <text:p text:style-name="P16">Each row and each column ha<text:span text:style-name="T3">s</text:span> a number to be able to identify them.</text:p>
      <text:p text:style-name="P16">Each cell of the board corresponds to a letter.</text:p>
      <text:p text:style-name="P16"><text:span text:style-name="T3">X words are placed on the board</text:span>. <text:span text:style-name="T9">The maximum length of a word is N and the minimum is 3.</text:span></text:p>
      <text:p text:style-name="P16">Each row can rotate horizontally and each column can rotate vertically to allow the player to find the words.</text:p>
      <text:p text:style-name="P16">If the player wants to rotate a column, the player must specify the number of the column and how many steps wants to rotate up or down.</text:p>
      <text:p text:style-name="P16">If the player wants to rotate a row, the player must specify the number of the row and how many steps wants to rotate left or right.</text:p>
      <text:p text:style-name="P16">Each row and each column can be rotated <text:span text:style-name="T3">as many</text:span> times <text:span text:style-name="T3">as wished</text:span>.</text:p>
      <text:list xml:id="list112137083817176" text:continue-numbering="true" text:style-name="WWNum1">
        <text:list-item>
          <text:p text:style-name="P6"><text:s/>The subjects </text:p>
        </text:list-item>
      </text:list>
      <text:p text:style-name="P16">The language of the game is English.</text:p>
      <text:p text:style-name="P16">Before starting the game, a player chooses a subject. All the words on the board are related to this subject. </text:p>
      <text:p text:style-name="P16">The game has a list of words corresponding to each subject. <text:s/></text:p>
      <text:p text:style-name="P17"><text:soft-page-break/>The words that are placed on the board are chosen randomly in every game according to the subject.</text:p>
      <text:p text:style-name="P18">The subjects are import from a .xml file before starting the game.</text:p>
      <text:list xml:id="list112135870431005" text:continue-numbering="true" text:style-name="WWNum1">
        <text:list-item>
          <text:p text:style-name="P6"><text:s/>The clues</text:p>
        </text:list-item>
      </text:list>
      <text:p text:style-name="P16"><text:span text:style-name="T3">The clues</text:span> help the player <text:span text:style-name="T3">finding</text:span> the words. </text:p>
      <text:p text:style-name="P19">The player can choose one of the following options.</text:p>
      <text:list xml:id="list112136138208373" text:continue-numbering="true" text:style-name="WWNum1">
        <text:list-item>
          <text:list>
            <text:list-item>
              <text:list>
                <text:list-header>
                  <text:p text:style-name="P10"><text:span text:style-name="T2">5.1 </text:span><text:span text:style-name="T1">By solution: </text:span>the subject and the list of words that have not been found are displayed for each board.</text:p>
                </text:list-header>
              </text:list>
            </text:list-item>
          </text:list>
        </text:list-item>
      </text:list>
      <text:p text:style-name="P22">Animals: </text:p>
      <text:p text:style-name="P23">Monkey.</text:p>
      <text:p text:style-name="P23">Dog.</text:p>
      <text:p text:style-name="P23">Cat.</text:p>
      <text:list xml:id="list112136905856602" text:continue-numbering="true" text:style-name="WWNum1">
        <text:list-item>
          <text:p text:style-name="P6"><text:s/>The rules</text:p>
        </text:list-item>
      </text:list>
      <text:p text:style-name="P11"><text:span text:style-name="T1"><text:tab/></text:span>Th<text:span text:style-name="T4">e player has to find X words on the board. </text:span>The game is over when the player finds all the words on the board or requests the end of the game.</text:p>
      <text:list xml:id="list112136948709738" text:continue-numbering="true" text:style-name="WWNum1">
        <text:list-item>
          <text:p text:style-name="P7"><text:s/>The instructions</text:p>
          <text:list>
            <text:list-header>
              <text:p text:style-name="P13">The instructions of the game are imported from a text file.</text:p>
              <text:p text:style-name="P12"><text:span text:style-name="T5">The instructions </text:span><text:span text:style-name="T6">of the game can be display</text:span><text:span text:style-name="T5">ed</text:span><text:span text:style-name="T6"> before starting and during the game.</text:span></text:p>
            </text:list-header>
          </text:list>
        </text:list-item>
        <text:list-item>
          <text:p text:style-name="P8">The commands</text:p>
          <text:list>
            <text:list-header>
              <text:p text:style-name="P14">The game does not make a different between uppercase and lower case letters when a player introduces a command. </text:p>
              <text:p text:style-name="P15">Spaces at the beginning or at the end of the word are considered as part of the command. </text:p>
            </text:list-header>
          </text:list>
        </text:list-item>
        <text:list-item>
          <text:p text:style-name="P9">User Guide</text:p>
        </text:list-item>
      </text:list>
      <text:p text:style-name="P20">There is a user guide which explains the rules to the user. <text:span text:style-name="T7">(user_guide.pdf)</text:span></text:p>
      <text:p text:style-name="P21">This document is <text:span text:style-name="T8">complemented and </text:span>consistent with the user guid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byssinica SIL" svg:font-family="'Abyssinica SIL'" style:font-pitch="variable"/>
    <style:font-face style:name="Arial" svg:font-family="Arial" style:font-family-generic="roman" style:font-pitch="variable"/>
    <style:font-face style:name="Century Schoolbook L" svg:font-family="'Century Schoolbook L'" style:font-family-generic="roman" style:font-pitch="variable"/>
    <style:font-face style:name="DejaVu Serif" svg:font-family="'DejaVu Serif'" style:font-family-generic="roman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style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note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 fo:font-weight="bold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 fo:text-align="end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3" style:num-suffix="." style:num-format="1" text:display-levels="3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4" style:num-suffix="." style:num-format="1" text:display-levels="4">
        <style:list-level-properties text:list-level-position-and-space-mode="label-alignment" fo:text-align="end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5" style:num-suffix="." style:num-format="1" text:display-levels="5">
        <style:list-level-properties text:list-level-position-and-space-mode="label-alignment" fo:text-align="end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6" style:num-suffix="." style:num-format="1" text:display-levels="6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7" style:num-suffix="." style:num-format="1" text:display-levels="7">
        <style:list-level-properties text:list-level-position-and-space-mode="label-alignment" fo:text-align="end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8" style:num-suffix="." style:num-format="1" text:display-levels="8">
        <style:list-level-properties text:list-level-position-and-space-mode="label-alignment" fo:text-align="end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9" style:num-suffix="." style:num-format="1" text:display-levels="9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editing-duration>PT1H4M46S</meta:editing-duration>
    <meta:editing-cycles>28</meta:editing-cycles>
    <meta:creation-date>2017-02-08T22:15:46.359096574</meta:creation-date>
    <dc:date>2017-02-17T11:21:35.589091597</dc:date>
    <dc:creator>Patty </dc:creator>
    <meta:document-statistic meta:table-count="0" meta:image-count="0" meta:object-count="0" meta:page-count="3" meta:paragraph-count="48" meta:word-count="513" meta:character-count="2661" meta:non-whitespace-character-count="2182"/>
  </office:meta>
</office:document-meta>
</file>